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44b48" officeooo:paragraph-rsid="00244b48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Table_20_Contents">
      <style:text-properties style:font-name="Liberation Mono" fo:font-size="10pt" officeooo:rsid="002ce033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2e4f94" officeooo:paragraph-rsid="002e4f94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  <style:style style:name="T2" style:family="text">
      <style:text-properties officeooo:rsid="0027a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2">Color font in DecoFont</text:p>
          </table:table-cell>
          <table:table-cell table:style-name="Table1.B2" office:value-type="string">
            <text:p text:style-name="P2">TGrayscaleAlphaImage -&gt; TRGBAlphaImage</text:p>
          </table:table-cell>
        </table:table-row>
        <table:table-row>
          <table:table-cell table:style-name="Table1.A2" office:value-type="string">
            <text:p text:style-name="P9">HTML текст? Как делать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droid Log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Загрузка фактов и списка картинок с диска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Таблица соответствия фактов и картинок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right-click переключение стиля управления.</text:p>
          </table:table-cell>
          <table:table-cell table:style-name="Table1.B2" office:value-type="string">
            <text:p text:style-name="P10">доработать<text:span text:style-name="T2">: если интерфейс не поймал клик, то смена стиля управления.</text:span></text:p>
          </table:table-cell>
        </table:table-row>
        <table:table-row>
          <table:table-cell table:style-name="Table1.A2" office:value-type="string">
            <text:p text:style-name="P6">No grab for gmTravel interface<text:span text:style-name="T1">, only for items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different opacity for content</text:p>
            <text:p text:style-name="P8">usually 0.8 for frame</text:p>
            <text:p text:style-name="P8">and 1.0 for content</text:p>
          </table:table-cell>
          <table:table-cell table:style-name="Table1.B2" office:value-type="string">
            <text:p text:style-name="P7">content.opacity:=Opacity; 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2">Window.AntiAliasing := aa4SamplesNicer;</text:p>
          </table:table-cell>
        </table:table-row>
        <table:table-row>
          <table:table-cell table:style-name="Table1.A2" office:value-type="string">
            <text:p text:style-name="P14">Castle log: write time, datetime</text:p>
            <text:p text:style-name="P14"/>
          </table:table-cell>
          <table:table-cell table:style-name="Table1.B2" office:value-type="string">
            <text:p text:style-name="P11">type TLogDateStamp=(ldsNone,ldsTime,ldsDateTime);</text:p>
            <text:p text:style-name="Preformatted_20_Text">...</text:p>
            <text:p text:style-name="Preformatted_20_Text">procedure InitializeLog(const ProgramVersion: string = ''; const ALogStream: TStream = nil; DateTimeStamp:TLogDateStamp=ldsNone);</text:p>
            <text:p text:style-name="Preformatted_20_Text">...</text:p>
            <text:p text:style-name="P13">var CurrentLogDateTimeStampMode:TLogDateStamp;</text:p>
            <text:p text:style-name="P4"/>
          </table:table-cell>
        </table:table-row>
        <table:table-row>
          <table:table-cell table:style-name="Table1.A2" office:value-type="string">
            <text:p text:style-name="P15">if no need to scale, then drop scaling of image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interface.id</text:p>
            <text:p text:style-name="P15">interface.find by id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On enter</text:p>
            <text:p text:style-name="P15">On leave</text:p>
            <text:p text:style-name="P15">On down</text:p>
            <text:p text:style-name="P15">On release</text:p>
            <text:p text:style-name="P15">(&gt;onClick)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TouchOver interface_id</text:p>
            <text:p text:style-name="P15">что делать, когда id изменился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state1</text:p>
            <text:p text:style-name="P15">state2</text:p>
            <text:p text:style-name="P15">animate state1-&gt;state2</text:p>
          </table:table-cell>
          <table:table-cell table:style-name="Table1.B2" office:value-type="string"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15">Health bar + color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actor -&gt; npc -&gt; character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animation:</text:p>
            <text:p text:style-name="P15">slide</text:p>
            <text:p text:style-name="P15">fade</text:p>
            <text:p text:style-name="P15">zoom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6">Keep wind images between different game modes and fade in/out if necessary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1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4:27:51.590208155</dc:date>
    <meta:editing-duration>PT4H36M27S</meta:editing-duration>
    <meta:editing-cycles>12</meta:editing-cycles>
    <meta:generator>LibreOffice/4.3.3.2$Linux_x86 LibreOffice_project/430m0$Build-2</meta:generator>
    <meta:document-statistic meta:table-count="1" meta:image-count="0" meta:object-count="0" meta:page-count="2" meta:paragraph-count="46" meta:word-count="165" meta:character-count="1404" meta:non-whitespace-character-count="1284"/>
  </office:meta>
</office:document-meta>
</file>